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none" style:text-line-through-type="none"/>
    </style:style>
    <style:style style:name="P5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6" style:family="paragraph" style:parent-style-name="Preformatted_20_Text">
      <style:text-properties style:text-line-through-style="none" style:text-line-through-type="none"/>
    </style:style>
    <style:style style:name="P7" style:family="paragraph" style:parent-style-name="Preformatted_20_Text">
      <style:text-properties style:text-line-through-style="none" style:text-line-through-type="none" officeooo:paragraph-rsid="0015c8d2"/>
    </style:style>
    <style:style style:name="P8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9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0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1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2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3" style:family="paragraph" style:parent-style-name="Preformatted_20_Text">
      <style:text-properties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"/>
      <text:p text:style-name="P8">- part <text:span text:style-name="T1">3</text:span>: make the evaluated calculation an array, in which each item is calculated by its relative position to an operator<text:span text:style-name="T2">.</text:span></text:p>
      <text:p text:style-name="P9"/>
      <text:p text:style-name="P14">make a variable called "userInput"</text:p>
      <text:p text:style-name="P11"/>
      <text:p text:style-name="P15">let the top display be user input</text:p>
      <text:p text:style-name="P11"/>
      <text:p text:style-name="P11">make it so that <text:span text:style-name="T3">when an operator is pressed, it will add a " " on both sides.</text:span></text:p>
      <text:p text:style-name="P13">add this to the specific operators, so there can also operators which will not add this in the future</text:p>
      <text:p text:style-name="P11"/>
      <text:p text:style-name="P12">make a variable called userInputArr, that splits it on " ".</text:p>
      <text:p text:style-name="P12"/>
      <text:p text:style-name="P9">for each item in the array, check it for operators<text:span text:style-name="T3">, and save the array index of that operator</text:span></text:p>
      <text:p text:style-name="P9"/>
      <text:p text:style-name="P9">when the operator is found, run the value in front and behind through the calculation (check if it is a number)</text:p>
      <text:p text:style-name="P9"/>
      <text:p text:style-name="P10">run the result again through the arrayCalculation, and once it has become 1 value, let ans be the result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16:57:07.455936906</dc:date>
    <meta:editing-duration>PT1H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76" meta:word-count="631" meta:character-count="3460" meta:non-whitespace-character-count="2864"/>
  </office:meta>
</office:document-meta>
</file>